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739cm" fo:min-width="2.285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739cm" fo:min-width="3.272cm"/>
    </style:style>
    <style:style style:name="gr3" style:family="graphic" style:parent-style-name="objectwithoutfill">
      <style:graphic-properties draw:stroke="dash" draw:stroke-dash="Fine_20_Dashed" svg:stroke-width="0.05cm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draw:marker-start="Arrow" draw:marker-start-width="0.355cm" draw:marker-end="" draw:marker-end-width="0.4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4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5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8pt" fo:font-weight="bold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fo:font-style="italic" style:font-size-asian="18pt" style:font-size-complex="18pt"/>
    </style:style>
    <style:style style:name="T1" style:family="text">
      <style:text-properties fo:font-size="18pt" fo:font-weight="bold" style:font-size-asian="18pt" style:font-size-complex="18pt"/>
    </style:style>
    <style:style style:name="T2" style:family="text">
      <style:text-properties fo:font-size="14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937cm" svg:height="1.397cm" svg:x="11.795cm" svg:y="4.429cm">
          <text:p text:style-name="P1"><text:span text:style-name="T1">entiti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5.334cm" svg:height="1.397cm" svg:x="16.748cm" svg:y="6.461cm">
          <text:p text:style-name="P1"><text:span text:style-name="T1">representa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3.937cm" svg:height="1.397cm" svg:x="11.795cm" svg:y="8.62cm">
          <text:p text:style-name="P1"><text:span text:style-name="T1">descrip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3.764cm" svg:y1="8.62cm" svg:x2="13.764cm" svg:y2="5.826cm" draw:start-shape="id1" draw:start-glue-point="4" draw:end-shape="id2" draw:end-glue-point="8" svg:d="M13764 8620v-2794" svg:viewBox="0 0 1 2795">
          <text:p/>
        </draw:connector>
        <draw:connector draw:style-name="gr4" draw:text-style-name="P3" draw:layer="layout" draw:type="line" svg:x1="15.732cm" svg:y1="5.128cm" svg:x2="19.415cm" svg:y2="6.461cm" draw:start-shape="id2" draw:start-glue-point="10" draw:end-shape="id3" draw:end-glue-point="4" svg:d="M15732 5128l3683 1333" svg:viewBox="0 0 3684 1334">
          <text:p/>
        </draw:connector>
        <draw:connector draw:style-name="gr5" draw:text-style-name="P3" draw:layer="layout" draw:type="line" svg:x1="15.732cm" svg:y1="9.319cm" svg:x2="19.415cm" svg:y2="7.858cm" draw:start-shape="id1" draw:start-glue-point="10" draw:end-shape="id3" draw:end-glue-point="8" svg:d="M15732 9319l3683-1461" svg:viewBox="0 0 3684 1462">
          <text:p/>
        </draw:connector>
        <draw:frame draw:style-name="gr6" draw:text-style-name="P4" draw:layer="layout" svg:width="2.348cm" svg:height="0.806cm" svg:x="11.395cm" svg:y="6.929cm">
          <draw:text-box>
            <text:p><text:span text:style-name="T2">explain?</text:span></text:p>
          </draw:text-box>
        </draw:frame>
        <draw:frame draw:style-name="gr7" draw:text-style-name="P4" draw:layer="layout" svg:width="3.067cm" svg:height="0.806cm" svg:x="16.741cm" svg:y="4.81cm">
          <draw:text-box>
            <text:p><text:span text:style-name="T2">encode</text:span></text:p>
          </draw:text-box>
        </draw:frame>
        <draw:frame draw:style-name="gr8" draw:text-style-name="P4" draw:layer="layout" svg:width="2.458cm" svg:height="0.806cm" svg:x="16.966cm" svg:y="8.58cm">
          <draw:text-box>
            <text:p><text:span text:style-name="T2">mod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9T10:31:44.043836939</meta:creation-date>
    <dc:date>2020-06-29T16:54:09.833697552</dc:date>
    <meta:editing-duration>PT3M34S</meta:editing-duration>
    <meta:editing-cycles>4</meta:editing-cycles>
    <meta:generator>LibreOffice/6.0.7.3$Linux_X86_64 LibreOffice_project/00m0$Build-3</meta:generator>
    <meta:document-statistic meta:object-count="9"/>
  </office:meta>
</office:document-meta>
</file>